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4-09" calcext:value-type="date">
            <text:p>09. April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21:35:05.898946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4-09T00:21:50.978403631</dc:date>
    <meta:editing-duration>P2DT10H18M47S</meta:editing-duration>
    <meta:editing-cycles>199</meta:editing-cycles>
    <meta:generator>LibreOffice/7.0.4.2$Linux_X86_64 LibreOffice_project/00$Build-2</meta:generator>
    <meta:document-statistic meta:table-count="1" meta:cell-count="97" meta:object-count="12"/>
  </office:meta>
</office:document-meta>
</file>